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freeserif" svg:font-family="freeserif" style:font-family-generic="roman"/>
  </office:font-face-decls>
  <office:automatic-styles>
    <style:style style:name="P1" style:family="paragraph" style:parent-style-name="Header">
      <style:text-properties officeooo:rsid="000f32ea" officeooo:paragraph-rsid="000f32ea"/>
    </style:style>
    <style:style style:name="P2" style:family="paragraph" style:parent-style-name="Text_20_body">
      <style:text-properties style:font-name="freeserif" officeooo:rsid="000e203e" officeooo:paragraph-rsid="000e203e"/>
    </style:style>
    <style:style style:name="P3" style:family="paragraph" style:parent-style-name="Text_20_body" style:list-style-name="L1">
      <style:text-properties style:font-name="freeserif" officeooo:rsid="000e203e" officeooo:paragraph-rsid="000e203e"/>
    </style:style>
    <style:style style:name="P4" style:family="paragraph" style:parent-style-name="Text_20_body">
      <style:text-properties officeooo:rsid="000e2c59" officeooo:paragraph-rsid="000e2c59"/>
    </style:style>
    <style:style style:name="P5" style:family="paragraph" style:parent-style-name="Text_20_body">
      <style:text-properties style:text-underline-style="solid" style:text-underline-width="auto" style:text-underline-color="font-color" officeooo:rsid="000e2c59" officeooo:paragraph-rsid="000e2c59"/>
    </style:style>
    <style:style style:name="P6" style:family="paragraph" style:parent-style-name="Text_20_body">
      <style:text-properties style:text-underline-style="none" officeooo:rsid="000e2c59" officeooo:paragraph-rsid="000e2c59"/>
    </style:style>
    <style:style style:name="P7" style:family="paragraph" style:parent-style-name="Text_20_body">
      <style:text-properties style:text-underline-style="none" officeooo:rsid="000e2c59" officeooo:paragraph-rsid="000ea274"/>
    </style:style>
    <style:style style:name="T1" style:family="text">
      <style:text-properties officeooo:rsid="000ea274"/>
    </style:style>
    <style:style style:name="T2" style:family="text">
      <style:text-properties style:text-underline-style="none"/>
    </style:style>
    <style:style style:name="T3" style:family="text">
      <style:text-properties style:text-underline-style="none" officeooo:rsid="000ea27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444_3709290493"/>Användartester<text:bookmark-end text:name="__RefHeading___Toc1444_3709290493"/></text:h>
      <text:p text:style-name="P2">De här testerna går ut på att testa webbplatsen Din Digitala Bovärd. Testerna är avsedda för att testa hur intuitiv och användarvänlig den är. Medan testet utförs ska testpersonerna berätta hur de tänker och hur interaktionen uppfattas.</text:p>
      <text:h text:style-name="Heading_20_2" text:outline-level="2">Testuppgifter</text:h>
      <text:list text:style-name="L1">
        <text:list-item>
          <text:p text:style-name="P3">Framgår webbplatsens syfte?</text:p>
        </text:list-item>
        <text:list-item>
          <text:p text:style-name="P3">Skapa ett konto och logga in.</text:p>
        </text:list-item>
        <text:list-item>
          <text:p text:style-name="P3">Skapa en fastighet och en tillhörande bostad.</text:p>
        </text:list-item>
        <text:list-item>
          <text:p text:style-name="P3">Aktivera automatisk fakturering samt manuellt skicka en faktura.</text:p>
        </text:list-item>
        <text:list-item>
          <text:p text:style-name="P3">Navigera till och ladda ner den skickade fakturan.</text:p>
        </text:list-item>
        <text:list-item>
          <text:p text:style-name="P3">Publicera information till boende för den skapade fastigheten.</text:p>
        </text:list-item>
        <text:list-item>
          <text:p text:style-name="P3">Logga ut.</text:p>
        </text:list-item>
      </text:list>
      <text:h text:style-name="Heading_20_2" text:outline-level="2">Upplevda brister</text:h>
      <text:p text:style-name="P4">Här listat de upplevda bristerna hos webbplatsen som orsakade problem eller förvirring. Upplevda brister i detta sammanhang är reella brister hos webbplatsen då den behöver vara lättanvänd.</text:p>
      <text:p text:style-name="P5"><text:span text:style-name="T2"/></text:p>
      <text:p text:style-name="P5"><text:span text:style-name="T2">1. </text:span><text:span text:style-name="T3">____________________________________________________________________________</text:span></text:p>
      <text:p text:style-name="P6"/>
      <text:p text:style-name="P6">2. <text:span text:style-name="T1">____________________________________________________________________________</text:span></text:p>
      <text:p text:style-name="P7"/>
      <text:p text:style-name="P7">3. <text:span text:style-name="T1">____________________________________________________________________________</text:span></text:p>
      <text:p text:style-name="P7"/>
      <text:p text:style-name="P7"><text:span text:style-name="T1">4</text:span>. <text:span text:style-name="T1">____________________________________________________________________________</text:span></text:p>
      <text:p text:style-name="P7"/>
      <text:p text:style-name="P7"><text:span text:style-name="T1">5</text:span>. <text:span text:style-name="T1">____________________________________________________________________________</text:span></text:p>
      <text:p text:style-name="P7"/>
      <text:p text:style-name="P7"><text:span text:style-name="T1">6</text:span>. <text:span text:style-name="T1">____________________________________________________________________________</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freeserif" svg:font-family="free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32ea" officeooo:paragraph-rsid="000f32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Din Digitala Bovärd – Användartester</text:p>
        <text:p text:style-name="MP1">Markus Vickman<text:tab/><text:tab/>2025-05-19</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8:56:17.204702393</meta:creation-date>
    <dc:date>2025-05-19T09:47:49.616030325</dc:date>
    <meta:editing-duration>PT4M13S</meta:editing-duration>
    <meta:editing-cycles>2</meta:editing-cycles>
    <meta:generator>LibreOffice/24.2.7.2$Linux_X86_64 LibreOffice_project/420$Build-2</meta:generator>
    <meta:document-statistic meta:table-count="0" meta:image-count="0" meta:object-count="0" meta:page-count="1" meta:paragraph-count="20" meta:word-count="136" meta:character-count="1304" meta:non-whitespace-character-count="1193"/>
  </office:meta>
</office:document-meta>
</file>